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E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fo:font-weight="normal" style:font-weight-asian="normal" style:font-weight-complex="normal"/>
    </style:style>
    <style:style style:name="P3" style:family="paragraph" style:parent-style-name="Text_20_body">
      <style:paragraph-properties fo:text-align="center" style:justify-single-word="false"/>
      <style:text-properties fo:font-weight="normal" style:font-weight-asian="normal" style:font-weight-complex="normal"/>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start" style:justify-single-word="false"/>
      <style:text-properties fo:font-weight="bold" style:font-weight-asian="bold" style:font-weight-complex="bold"/>
    </style:style>
    <style:style style:name="P6" style:family="paragraph" style:parent-style-name="Text_20_body">
      <style:paragraph-properties fo:text-align="start" style:justify-single-word="false"/>
      <style:text-properties fo:color="#000000" fo:font-style="normal" style:text-underline-style="none" fo:font-weight="normal" style:font-style-asian="normal" style:font-weight-asian="normal" style:font-style-complex="normal" style:font-weight-complex="normal"/>
    </style:style>
    <style:style style:name="P7" style:family="paragraph" style:parent-style-name="Text_20_body">
      <style:paragraph-properties fo:text-align="start" style:justify-single-word="false"/>
      <style:text-properties fo:color="#000000" fo:font-style="normal" style:text-underline-style="none" fo:font-weight="bold" style:font-style-asian="normal" style:font-weight-asian="bold" style:font-style-complex="normal" style:font-weight-complex="bold"/>
    </style:style>
    <style:style style:name="P8" style:family="paragraph" style:parent-style-name="Text_20_body">
      <style:paragraph-properties fo:text-align="start" style:justify-single-word="false"/>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P9" style:family="paragraph" style:parent-style-name="Text_20_body">
      <style:paragraph-properties fo:text-align="start" style:justify-single-word="false"/>
      <style:text-properties fo:color="#000000" fo:font-size="11pt" fo:font-style="italic" style:text-underline-style="none" fo:font-weight="normal" style:font-size-asian="11pt" style:font-style-asian="normal" style:font-weight-asian="normal" style:font-size-complex="11pt" style:font-style-complex="normal" style:font-weight-complex="normal"/>
    </style:style>
    <style:style style:name="P10" style:family="paragraph" style:parent-style-name="Text_20_body">
      <style:paragraph-properties fo:text-align="start" style:justify-single-word="false"/>
      <style:text-properties fo:color="#000000" fo:font-style="italic" style:text-underline-style="none" fo:font-weight="normal" style:font-style-asian="italic" style:font-weight-asian="normal" style:font-style-complex="italic" style:font-weight-complex="normal"/>
    </style:style>
    <style:style style:name="P11" style:family="paragraph" style:parent-style-name="Text_20_body">
      <style:paragraph-properties fo:text-align="start" style:justify-single-word="false"/>
      <style:text-properties fo:font-size="11pt" style:font-size-asian="11pt" style:font-size-complex="11pt"/>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text-align="center" style:justify-single-word="false"/>
      <style:text-properties fo:font-size="14pt" style:font-size-asian="14pt" style:font-size-complex="14pt"/>
    </style:style>
    <style:style style:name="P14" style:family="paragraph" style:parent-style-name="Standard">
      <style:paragraph-properties fo:text-align="center" style:justify-single-word="false"/>
      <style:text-properties fo:font-size="11pt" style:font-size-asian="11pt" style:font-size-complex="11pt"/>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center" style:justify-single-word="false"/>
    </style:style>
    <style:style style:name="P17" style:family="paragraph" style:parent-style-name="Text_20_body" style:list-style-name="L1">
      <style:paragraph-properties fo:text-align="start" style:justify-single-word="false"/>
    </style:style>
    <style:style style:name="P18" style:family="paragraph" style:parent-style-name="Text_20_body">
      <style:paragraph-properties fo:text-align="start" style:justify-single-word="false"/>
      <style:text-properties fo:color="#000000" fo:font-style="normal" style:text-underline-style="none" fo:font-weight="normal" style:font-style-asian="normal" style:font-weight-asian="normal" style:font-style-complex="normal" style:font-weight-complex="normal"/>
    </style:style>
    <style:style style:name="P19" style:family="paragraph" style:parent-style-name="Text_20_body" style:list-style-name="L1">
      <style:paragraph-properties fo:text-align="start" style:justify-single-word="false"/>
      <style:text-properties fo:color="#000000" fo:font-style="normal" style:text-underline-style="none" fo:font-weight="normal" style:font-style-asian="normal" style:font-weight-asian="normal" style:font-style-complex="normal" style:font-weight-complex="normal"/>
    </style:style>
    <style:style style:name="P20" style:family="paragraph" style:parent-style-name="Text_20_body">
      <style:paragraph-properties fo:text-align="start" style:justify-single-word="false"/>
      <style:text-properties fo:color="#000000" fo:font-style="italic" style:text-underline-style="none" fo:font-weight="normal" style:font-style-asian="italic" style:font-weight-asian="normal" style:font-style-complex="italic" style:font-weight-complex="normal"/>
    </style:style>
    <style:style style:name="P21"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color="#c5000b" fo:font-style="normal" style:text-underline-style="none" style:font-style-asian="normal" style:font-style-complex="normal"/>
    </style:style>
    <style:style style:name="T3" style:family="text">
      <style:text-properties fo:color="#000000" fo:font-style="normal" style:text-underline-style="none" style:font-style-asian="normal" style:font-style-complex="normal"/>
    </style:style>
    <style:style style:name="T4" style:family="text">
      <style:text-properties fo:color="#000000" fo:font-style="normal" style:text-underline-style="none" fo:font-weight="normal" style:font-style-asian="normal" style:font-weight-asian="normal" style:font-style-complex="normal" style:font-weight-complex="normal"/>
    </style:style>
    <style:style style:name="T5" style:family="text">
      <style:text-properties fo:color="#000000" fo:font-style="normal" style:text-underline-style="none" fo:font-weight="bold" style:font-style-asian="normal" style:font-weight-asian="bold" style:font-style-complex="normal" style:font-weight-complex="bold"/>
    </style:style>
    <style:style style:name="T6" style:family="text">
      <style:text-properties fo:color="#000000" fo:font-style="italic" style:text-underline-style="none" fo:font-weight="normal" style:font-style-asian="italic" style:font-weight-asian="normal" style:font-style-complex="italic" style:font-weight-complex="normal"/>
    </style:style>
    <style:style style:name="T7" style:family="text">
      <style:text-properties fo:color="#000000" fo:font-style="italic" style:text-underline-style="none" style:font-style-asian="italic" style:font-style-complex="italic"/>
    </style:style>
    <style:style style:name="T8" style:family="text">
      <style:text-properties fo:color="#000000" fo:font-style="italic" style:text-underline-style="none" fo:font-weight="bol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weight="bold" style:font-weight-asian="bold" style:font-weight-complex="bold"/>
    </style:style>
    <style:style style:name="T13" style:family="text">
      <style:text-properties fo:font-size="11pt" style:font-size-asian="11pt" style:font-size-complex="11pt"/>
    </style:style>
    <style:style style:name="T14" style:family="text">
      <style:text-properties fo:font-style="normal"/>
    </style:style>
    <style:style style:name="T15" style:family="text">
      <style:text-properties fo:font-size="12pt" style:font-size-asian="12pt"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width="0.0201in" draw:marker-start="Arrow" draw:marker-start-width="0.1701in" draw:marker-end="Arrow"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Symmetric_20_Arrow" draw:marker-start-width="0.1701in" draw:marker-end="Symmetric_20_Arrow" draw:marker-end-width="0.1701in"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draw:marker-start="Symmetric_20_Arrow" draw:marker-start-width="0.1701in" draw:marker-end=""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draw:marker-start="Symmetric_20_Arrow"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fill-color="#ffffff" fo:min-height="0.4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style>
    <style:style style:name="gr12" style:family="graphic">
      <style:graphic-properties svg:stroke-width="0.0402in" draw:marker-start="Symmetric_20_Arrow" draw:marker-start-width="0.2in" draw:marker-end="Symmetric_20_Arrow" draw:marker-end-width="0.2in" draw:textarea-horizontal-align="center" draw:textarea-vertical-align="middle" fo:padding-top="0.0201in" fo:padding-bottom="0.0201in" fo:padding-left="0.0201in" fo:padding-right="0.0201in" style:run-through="foreground"/>
    </style:style>
    <style:style style:name="gr13" style:family="graphic">
      <style:graphic-properties svg:stroke-width="0.0201in" draw:marker-start-width="0.1701in" draw:marker-end="Symmetric_20_Arrow" draw:marker-end-width="0.1701in" draw:textarea-horizontal-align="center" draw:textarea-vertical-align="middle" fo:padding-top="0.0098in" fo:padding-bottom="0.0098in" fo:padding-left="0.0098in" fo:padding-right="0.0098in" style:run-through="foreground"/>
    </style:style>
    <style:style style:name="gr14" style:family="graphic">
      <style:graphic-properties svg:stroke-width="0.0201in" draw:marker-start-width="0.1701in" draw:marker-end-width="0.1701in" draw:textarea-horizontal-align="center" draw:textarea-vertical-align="middle" fo:padding-top="0.0098in" fo:padding-bottom="0.0098in" fo:padding-left="0.0098in" fo:padding-right="0.0098in" style:run-through="foreground"/>
    </style:style>
    <style:style style:name="gr15" style:family="graphic">
      <style:graphic-properties svg:stroke-width="0.0201in" draw:marker-start="Symmetric_20_Arrow" draw:marker-start-width="0.1701in" draw:marker-end-width="0.1701in" draw:textarea-horizontal-align="center" draw:textarea-vertical-align="middle" fo:padding-top="0.0098in" fo:padding-bottom="0.0098in" fo:padding-left="0.0098in" fo:padding-right="0.0098in" style:run-through="foreground"/>
    </style:style>
    <style:style style:name="gr16" style:family="graphic">
      <style:graphic-properties draw:fill="none" draw:fill-color="#ffffff" fo:min-height="0.2319in" style:run-through="foreground"/>
    </style:style>
    <style:style style:name="gr17" style:family="graphic">
      <style:graphic-properties draw:fill="none" draw:fill-color="#ffffff" fo:min-height="0.2402in" style:run-through="foreground"/>
    </style:style>
    <style:style style:name="gr18" style:family="graphic">
      <style:graphic-properties svg:stroke-width="0.0402in" draw:marker-start="Symmetric_20_Arrow" draw:marker-start-width="0.2in" draw:marker-end="Symmetric_20_Arrow" draw:marker-end-width="0.2in" draw:textarea-horizontal-align="center" draw:textarea-vertical-align="middle" fo:padding-top="0.0201in" fo:padding-bottom="0.0201in" fo:padding-left="0.0201in" fo:padding-right="0.0201in"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width="0.0201in" draw:marker-start-width="0.1701in" draw:marker-end="Symmetric_20_Arrow" draw:marker-end-width="0.1701in"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draw:wrap-influence-on-position="once-concurrent" style:flow-with-text="false"/>
    </style:style>
    <style:style style:name="gr20" style:family="graphic">
      <style:graphic-properties svg:stroke-width="0.0201in" draw:marker-start-width="0.1701in" draw:marker-end-width="0.1701in"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draw:wrap-influence-on-position="once-concurrent" style:flow-with-text="false"/>
    </style:style>
    <style:style style:name="gr21" style:family="graphic">
      <style:graphic-properties svg:stroke-width="0.0201in" draw:marker-start="Symmetric_20_Arrow" draw:marker-start-width="0.1701in" draw:marker-end-width="0.1701in"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draw:wrap-influence-on-position="once-concurrent" style:flow-with-text="false"/>
    </style:style>
    <style:style style:name="gr22" style:family="graphic">
      <style:graphic-properties draw:fill="none" draw:fill-color="#ffffff" fo:min-height="0.2319in" style:run-through="foreground" style:vertical-pos="from-top" style:vertical-rel="paragraph" style:horizontal-pos="from-left" style:horizontal-rel="paragraph" draw:wrap-influence-on-position="once-concurrent" style:flow-with-text="false"/>
    </style:style>
    <style:style style:name="gr23" style:family="graphic">
      <style:graphic-properties draw:fill="none" draw:fill-color="#ffffff" fo:min-height="0.2402in" style:run-through="foreground" style:vertical-pos="from-top" style:vertical-rel="paragraph" style:horizontal-pos="from-left" style:horizontal-rel="paragraph" draw:wrap-influence-on-position="once-concurrent" style:flow-with-text="false"/>
    </style:style>
    <style:style style:name="gr24" style:family="graphic">
      <style:graphic-properties svg:stroke-width="0.0201in" draw:marker-start-width="0.1701in"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textarea-horizontal-align="center" draw:textarea-vertical-align="middle" style:run-through="foreground" style:vertical-pos="from-top" style:vertical-rel="paragraph" style:horizontal-pos="from-left" style:horizontal-rel="paragraph"/>
    </style:style>
    <style:style style:name="gr27" style:family="graphic">
      <style:graphic-properties svg:stroke-width="0.0201in" draw:marker-start="Rounded_20_short_20_Arrow" draw:marker-start-width="0.1in" draw:marker-end="Rounded_20_short_20_Arrow" draw:marker-end-width="0.0902in" draw:textarea-horizontal-align="center" draw:textarea-vertical-align="middle" fo:padding-top="0.0098in" fo:padding-bottom="0.0098in" fo:padding-left="0.0098in" fo:padding-right="0.0098in" style:run-through="foreground" style:vertical-pos="from-top" style:vertical-rel="paragraph" style:horizontal-pos="from-left" style:horizontal-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Low cost SystemC acceleration </text:p>
      <text:p text:style-name="P12">on multi-core GNU/Linux platforms</text:p>
      <text:p text:style-name="Standard"/>
      <text:p text:style-name="P13"/>
      <text:p text:style-name="P14">Cicerone Mihalache </text:p>
      <text:p text:style-name="P14">Kotys LLC www.kotys.biz</text:p>
      <text:p text:style-name="P14">cicerone.mihalache@kotys.biz</text:p>
      <text:p text:style-name="P3"/>
      <text:p text:style-name="P3"/>
      <text:p text:style-name="P5">ABSTRACT</text:p>
      <text:p text:style-name="P2">Long simulation times have a big impact on the cost and time to market of a System on Chip (SoC) <text:s/>due to the iterative nature of the debugging process. <text:s/>SystemC ESL language is used today in all aspects of SoC design (virtual platform, verification, synthesis). Acceleration of SystemC applications is key for increasing the rate of bug fixing. We present a low cost technique that speeds up a SystemC application on a GNU/Linux platform <text:s/>in direct correlation with the number of CPU cores <text:s/>if certain conditions are met. Low complexity TLM2 inter-process adapters split the simulation on multiple GNU/Linux processes, each process running on one core, with minimal modification of the original code of the SystemC application. <text:s text:c="3"/></text:p>
      <text:p text:style-name="P5"/>
      <text:p text:style-name="P5">1. INTRODUCTION</text:p>
      <text:p text:style-name="P2">SystemC applications can be accelerated in various ways, from improving the SystemC kernel to using emulators that will run part of the simulated system in FPGAs. The improvements of the SystemC kernel cannot speed up the computational part of a SystemC application.<text:span text:style-name="T2"> <text:s/></text:span><text:span text:style-name="T3">On the other hand the use of emulators can be expensive and the debuggability of the system might be reduced. A powerful way for debugging SystemC applications consists in using a standard GNU/Linux PC executing the SystemC application in one GNU/Linux process. The major problem with this approach is the potentially long simulation time. If we are able to reduce the simulation time by running the SystemC application on multiple cores we can benefit from the low cost multi-core GNU/Linux platform and from the available software debugging tools. Splitting a SystemC application to run inside many GNU/Linux processes on multiple CPU cores adds the cost of communication between the GNU/Linux processes. We define the </text:span><text:span text:style-name="T5">SystemC Inter Process Communication</text:span><text:span text:style-name="T3"> problem and show a low complexity technique to accelerate SystemC applications on multi-core GNU/Linux platforms.</text:span></text:p>
      <text:p text:style-name="P6"/>
      <text:p text:style-name="P7">2. RELATED WORK</text:p>
      <text:p text:style-name="P6">Improving SystemC application speed has been researched extensively in recent years. Naguib [5] uses SplitPro to split the SystemC processes so that the SystemC kernel will work optimally; an improvement in speed of 23% from the original SystemC simulation was reported. <text:span text:style-name="T15">Ezudheen [7] implements a parallel SystemC kernel that runs on SMP machines and shows important improvements in the simulation speed. The parallel SystemC implementation has automatic dynamic load balancing that performs well but maximum improvements are obtained by manually partitioning the design</text:span><text:span text:style-name="T13">. <text:s text:c="2"/></text:span></text:p>
      <text:p text:style-name="P6"><text:soft-page-break/></text:p>
      <text:p text:style-name="P7">3. PROBLEM DEFINITION</text:p>
      <text:p text:style-name="P7"/>
      <text:p text:style-name="P7">3.1 SystemC Inter Process Synchronization</text:p>
      <text:p text:style-name="P2"><text:span text:style-name="T3">Generally, a <text:s/>SystemC application is executed in one GNU/Linux process as described in </text:span>Figure<text:span text:style-name="T3"> </text:span>1<text:span text:style-name="T3">. For simplicity we view that the SystemC application as consisting of two parts, </text:span><text:span text:style-name="T7">A0</text:span><text:span text:style-name="T3"> and </text:span><text:span text:style-name="T7">A1</text:span><text:span text:style-name="T3"> that communicate with each other via SystemC interfaces. For a given case</text:span><text:span text:style-name="T7">, </text:span><text:span text:style-name="T3">the execution time of the SystemC application is the sum of the execution times of </text:span><text:span text:style-name="T7">A0</text:span><text:span text:style-name="T3"> and </text:span><text:span text:style-name="T7">A1</text:span><text:span text:style-name="T3">. Let's name this execution time </text:span><text:span text:style-name="T7">Tp_single_core. </text:span><text:span text:style-name="T3">So</text:span><text:span text:style-name="T7">, Tp_single_core = Tp0 + Tp1 </text:span><text:span text:style-name="T3">where </text:span><text:span text:style-name="T7">Tp0</text:span><text:span text:style-name="T3"> is the execution time of the </text:span><text:span text:style-name="T7">A0</text:span><text:span text:style-name="T3"> part of the SystemC app and </text:span><text:span text:style-name="T7">Tp1</text:span><text:span text:style-name="T3"> is the execution time of the </text:span><text:span text:style-name="T7">A1</text:span><text:span text:style-name="T3"> part of the SystemC application. </text:span></text:p>
      <text:p text:style-name="P6"/>
      <text:p text:style-name="P6"/>
      <text:p text:style-name="P6"/>
      <text:p text:style-name="P6"/>
      <text:p text:style-name="P6"><draw:rect text:anchor-type="paragraph" draw:z-index="57" draw:style-name="gr26" draw:text-style-name="P21" svg:width="2.4169in" svg:height="1.0606in" svg:x="2.0193in" svg:y="-0.0583in"><text:p text:style-name="P21">SystemC app</text:p><text:p text:style-name="P21"/><text:p text:style-name="P21"/></draw:rect><draw:rect text:anchor-type="paragraph" draw:z-index="61" draw:style-name="gr26" draw:text-style-name="P21" svg:width="0.7087in" svg:height="0.448in" svg:x="2.1445in" svg:y="0.4598in"><text:p text:style-name="P21">A0</text:p></draw:rect><draw:line text:anchor-type="paragraph" draw:z-index="63" draw:style-name="gr27" draw:text-style-name="P21" svg:x1="2.8528in" svg:y1="0.6728in" svg:x2="3.5402in" svg:y2="0.6728in"><text:p/></draw:line></text:p>
      <text:p text:style-name="P6"><draw:rect text:anchor-type="paragraph" draw:z-index="62" draw:style-name="gr26" draw:text-style-name="P21" svg:width="0.7921in" svg:height="0.4567in" svg:x="3.5402in" svg:y="0.1807in"><text:p text:style-name="P21">A1</text:p></draw:rect> <text:s text:c="11"/></text:p>
      <text:p text:style-name="P6"><text:s text:c="8"/></text:p>
      <text:p text:style-name="P6"><text:s text:c="9"/></text:p>
      <text:p text:style-name="P6"><draw:rect text:anchor-type="paragraph" draw:z-index="58" draw:style-name="gr26" draw:text-style-name="P21" svg:width="1.198in" svg:height="0.3024in" svg:x="2.0091in" svg:y="-0.0252in"><text:p text:style-name="P21">SystemC kernel</text:p></draw:rect><draw:rect text:anchor-type="paragraph" draw:z-index="59" draw:style-name="gr26" draw:text-style-name="P21" svg:width="1.1732in" svg:height="0.3024in" svg:x="3.2634in" svg:y="-0.0252in"><text:p text:style-name="P21">Other libs</text:p></draw:rect> <text:s text:c="7"/></text:p>
      <text:p text:style-name="P6"><draw:rect text:anchor-type="paragraph" draw:z-index="60" draw:style-name="gr26" draw:text-style-name="P21" svg:width="2.448in" svg:height="0.4921in" svg:x="2.0091in" svg:y="0.1228in"><text:p text:style-name="P21">one GNU/Linux process </text:p><text:p text:style-name="P21">on one core</text:p></draw:rect> <text:s text:c="2"/></text:p>
      <text:p text:style-name="P6"/>
      <text:p text:style-name="P6"/>
      <text:p text:style-name="P6"><text:s text:c="7"/><text:tab/><text:tab/><text:tab/><text:tab/><text:tab/><text:tab/>Figure 1</text:p>
      <text:p text:style-name="P6"/>
      <text:p text:style-name="P6"/>
      <text:p text:style-name="P6"/>
      <text:p text:style-name="P6">The idea is to split the two parts of the SystemC application so that they run in two GNU/Linux processes, each process on a different core, expecting that both parts will execute in parallel in a shorter time. One possible way is described in <text:span text:style-name="T10">Figure 2,</text:span> where each part of the original SystemC application runs as a different GNU/Linux process on a different core, using its own SystemC kernel and libraries as needed. Instead of having the parts <text:span text:style-name="T9">A0</text:span> and <text:span text:style-name="T9">A1</text:span> communicating via SystemC interfaces, they have to communicate via GNU/Linux Inter Process Communication mechanisms. <text:s/>A problem that needs to be solved is the synchronization between the two parts.</text:p>
      <text:p text:style-name="P6"/>
      <text:p text:style-name="P6"/>
      <text:p text:style-name="P6"/>
      <text:p text:style-name="P6"><draw:caption text:anchor-type="paragraph" draw:z-index="9" draw:style-name="gr3" svg:width="1.3232in" svg:height="0.4169in" svg:x="3.5508in" svg:y="0.05in" draw:caption-point-x="-0.1043in" draw:caption-point-y="0.9165in"><text:p><text:s text:c="2"/>Inter Process <text:s text:c="6"/></text:p><text:p><text:s text:c="2"/>Communication</text:p></draw:caption><text:soft-page-break/> <text:s text:c="4"/></text:p>
      <text:p text:style-name="P6"><text:s text:c="6"/></text:p>
      <text:p text:style-name="P6"><draw:rect text:anchor-type="paragraph" draw:z-index="0" draw:style-name="gr1" draw:text-style-name="P21" svg:width="2.3232in" svg:height="0.365in" svg:x="0.5236in" svg:y="0.1457in"><text:p text:style-name="P21">Systemc app A0</text:p></draw:rect><draw:rect text:anchor-type="paragraph" draw:z-index="1" draw:style-name="gr1" draw:text-style-name="P21" svg:width="1.0941in" svg:height="0.3024in" svg:x="0.5134in" svg:y="0.5835in"><text:p text:style-name="P21">SystemC kernel</text:p></draw:rect><draw:rect text:anchor-type="paragraph" draw:z-index="2" draw:style-name="gr1" draw:text-style-name="P21" svg:width="1.0941in" svg:height="0.3024in" svg:x="1.7217in" svg:y="0.6083in"><text:p text:style-name="P21">Other libs</text:p></draw:rect><draw:rect text:anchor-type="paragraph" draw:z-index="3" draw:style-name="gr1" draw:text-style-name="P21" svg:width="2.3232in" svg:height="0.365in" svg:x="0.5236in" svg:y="1.0063in"><text:p text:style-name="P21">GNU/Linux process 0 on core 0</text:p></draw:rect><draw:rect text:anchor-type="paragraph" draw:z-index="4" draw:style-name="gr1" draw:text-style-name="P21" svg:width="2.3232in" svg:height="0.365in" svg:x="4.0965in" svg:y="0.1354in"><text:p text:style-name="P21">SystemC app A1</text:p></draw:rect><draw:rect text:anchor-type="paragraph" draw:z-index="5" draw:style-name="gr1" draw:text-style-name="P21" svg:width="1.0941in" svg:height="0.3024in" svg:x="4.0862in" svg:y="0.5728in"><text:p text:style-name="P21">SystemC kernel</text:p></draw:rect><draw:rect text:anchor-type="paragraph" draw:z-index="6" draw:style-name="gr1" draw:text-style-name="P21" svg:width="1.0941in" svg:height="0.3024in" svg:x="5.2945in" svg:y="0.598in"><text:p text:style-name="P21">Other libs</text:p></draw:rect><draw:rect text:anchor-type="paragraph" draw:z-index="7" draw:style-name="gr1" draw:text-style-name="P21" svg:width="2.3232in" svg:height="0.365in" svg:x="4.0965in" svg:y="0.9957in"><text:p text:style-name="P21">GNU/Linux process 1 on core 1</text:p></draw:rect></text:p>
      <text:p text:style-name="P6"><draw:line text:anchor-type="paragraph" draw:z-index="8" draw:style-name="gr2" draw:text-style-name="P21" svg:x1="2.9465in" svg:y1="0.152in" svg:x2="4.0091in" svg:y2="0.1417in"><text:p/></draw:line></text:p>
      <text:p text:style-name="P6"/>
      <text:p text:style-name="P6"/>
      <text:p text:style-name="P6"/>
      <text:p text:style-name="P6"/>
      <text:p text:style-name="P6"><text:s text:c="74"/>Figure 2</text:p>
      <text:p text:style-name="P6"/>
      <text:p text:style-name="P7">3.2 GNU/Linux Inter Process communication overhead</text:p>
      <text:p text:style-name="P6">The SystemC application parts <text:span text:style-name="T9">A0</text:span> and <text:span text:style-name="T9">A1</text:span> need to transfer the same data as in the original application, the difference is that now the data needs to be transferred between <text:s/>GNU/Linux processes. This inter process communication is more expensive than the SystemC communication that happened originally inside one GNU/Linux process. The execution time of the SystemC application split as in <text:span text:style-name="T10">Figure 2</text:span> is:</text:p>
      <text:p text:style-name="P7"><text:span text:style-name="T11">Tp_dual_core = max(Tp0, Tp1) +Tc <text:s/></text:span><text:span text:style-name="T1">where </text:span><text:span text:style-name="T11">Tp0</text:span><text:span text:style-name="T1"> is the execution time of the </text:span><text:span text:style-name="T11">A0</text:span><text:span text:style-name="T1"> part, </text:span><text:span text:style-name="T11">Tp1</text:span><text:span text:style-name="T1"> is the execution time of the </text:span><text:span text:style-name="T11">A1</text:span><text:span text:style-name="T1"> part and the </text:span><text:span text:style-name="T11">Tc</text:span><text:span text:style-name="T1"> is the time needed to move data between </text:span><text:span text:style-name="T11">A0</text:span><text:span text:style-name="T1"> and </text:span><text:span text:style-name="T11">A1 </text:span><text:span text:style-name="T1">for the entire simulation. </text:span><text:span text:style-name="T11">Tc</text:span><text:span text:style-name="T1"> aggregates all the times needed to transfer the data between the two parts, including the extra SystemC modules needed, Linux process synchronization, etc. </text:span></text:p>
      <text:p text:style-name="P6"/>
      <text:p text:style-name="P7">3.3 SystemC Inter Process Communication</text:p>
      <text:p text:style-name="P6"><text:tab/>We define the <text:s/><text:span text:style-name="T12">SystemC Inter Process Communication</text:span> problem. <text:s/>Given the following:</text:p>
      <text:list xml:id="list819749215" text:style-name="L1">
        <text:list-item>
          <text:p text:style-name="P17"><text:span text:style-name="T4">a GNU/Linux platform that has a set of </text:span><text:span text:style-name="T6">n</text:span><text:span text:style-name="T4"> cores </text:span><text:span text:style-name="T6">C = {C0, C1, ... ,Cn-1}</text:span></text:p>
        </text:list-item>
        <text:list-item>
          <text:p text:style-name="P17"><text:span text:style-name="T4">a SystemC application that can be split in </text:span><text:span text:style-name="T6">n </text:span><text:span text:style-name="T4">parts A</text:span><text:span text:style-name="T6"> = {A0, A1, ..., An-1}, </text:span><text:span text:style-name="T4">each part running in only one Linux process and each Linux process running on one core (e.g. A</text:span><text:span text:style-name="T6">i</text:span><text:span text:style-name="T4"> runs on </text:span><text:span text:style-name="T6">Ci )</text:span></text:p>
        </text:list-item>
        <text:list-item>
          <text:p text:style-name="P17"><text:span text:style-name="T4">a test that is run by both the non split and the split SystemC application; this test is used to measure the execution time and to verify the equivalence of the results for both SystemC applications </text:span></text:p>
        </text:list-item>
        <text:list-item>
          <text:p text:style-name="P17"><text:span text:style-name="T4">a set of execution times of the SystemC application parts </text:span><text:span text:style-name="T6">A</text:span><text:span text:style-name="T4"> when they run the test as part of one SystemC application on one core , </text:span><text:span text:style-name="T6">Tp = {Tp0, Tp1, ..., Tpn-1}; </text:span><text:span text:style-name="T4"><text:s text:c="2"/>the execution time on a single core is : </text:span><text:span text:style-name="T8">Tp_single_core = Tp0 + Tp1 + ... + Tpn-1</text:span></text:p>
        </text:list-item>
        <text:list-item>
          <text:p text:style-name="P17"><text:span text:style-name="T4">a set of GNU/Linux inter process communication times between any two GNU/Linux processes </text:span><text:span text:style-name="T6">(j, k)</text:span><text:span text:style-name="T4"> that run the test when SystemC application is executed on </text:span><text:span text:style-name="T6">n</text:span><text:span text:style-name="T4"> </text:span><text:span text:style-name="T6">c</text:span><text:span text:style-name="T4">ores </text:span><text:span text:style-name="T6">TC = {Tc jk} j,k = 0...n-1, j != k; </text:span><text:span text:style-name="T4">the execution time of </text:span><text:span text:style-name="T6">Test</text:span><text:span text:style-name="T4"> on multi-cores is: </text:span></text:p>
        </text:list-item>
      </text:list>
      <text:p text:style-name="P4"><text:span text:style-name="T4"><text:tab/></text:span><text:span text:style-name="T8">Tp_multi_core = max(Tpi) + Sum(Tc jk) with i, j, k <text:s/>= 0...n-1 and j != k</text:span></text:p>
      <text:list xml:id="list836798702" text:continue-numbering="true" text:style-name="L1">
        <text:list-header>
          <text:p text:style-name="P19"/>
        </text:list-header>
      </text:list>
      <text:p text:style-name="P4"><text:soft-page-break/><text:span text:style-name="T4">The </text:span><text:span text:style-name="T6"><text:s text:c="2"/></text:span><text:span text:style-name="T5">SystemC Inter Process <text:s/>Communication</text:span><text:span text:style-name="T4"> problem consists of finding the relations between the above sets that can lead to the acceleration of the given SystemC application.</text:span></text:p>
      <text:p text:style-name="P6"/>
      <text:p text:style-name="P7">4. TLM2/INTER PROCESS ADAPTERS</text:p>
      <text:p text:style-name="P7"/>
      <text:p text:style-name="P7">4.1 SystemC Synchronization using TLM2 Blocking Interface Adapters</text:p>
      <text:p text:style-name="P6">TLM2 blocking interface to GNU/Linux inter process adapters ( IPC Adapter) can solve the synchronization problem exposed at 3.1. <text:span text:style-name="T10">Figure 3</text:span> describes the SystemC app from <text:span text:style-name="T10">Figure 2</text:span> in more details. An IPC Adapter connects on the SystemC side via TLM2 blocking interface and on the Linux process side via a Shared Memory. The Shared Memory is the mechanism to exchange data between the Linux processes. Beside the TLM2 payload will have all the Linux synchronization data structures that will be used for transferring data between two Linux processes. <text:s/></text:p>
      <text:p text:style-name="P6"/>
      <text:p text:style-name="P6"><draw:caption text:anchor-type="paragraph" draw:z-index="28" draw:style-name="gr8" svg:width="1.1776in" svg:height="0.448in" svg:x="0.5091in" svg:y="0.1264in" draw:caption-point-x="1.2917in" draw:caption-point-y="1.0898in"><text:p><text:s/>TLM2 blocking <text:s text:c="3"/>interface</text:p></draw:caption><draw:caption text:anchor-type="paragraph" draw:z-index="29" draw:style-name="gr9" svg:width="1.1567in" svg:height="0.3961in" svg:x="5.4673in" svg:y="0.0953in" draw:caption-point-x="-0.1563in" draw:caption-point-y="1.1in"><text:p><text:s/>TLM2 blocking <text:s text:c="2"/>interface</text:p></draw:caption><draw:caption text:anchor-type="paragraph" draw:z-index="56" draw:style-name="gr25" svg:width="1.115in" svg:height="0.4587in" svg:x="3.7071in" svg:y="0.0744in" draw:caption-point-x="-0.2606in" draw:caption-point-y="1.9819in"><text:p><text:s/>Inter Process</text:p><text:p><text:s/>Communicaton</text:p></draw:caption></text:p>
      <text:p text:style-name="P6"><draw:line text:anchor-type="paragraph" draw:z-index="15" draw:style-name="gr4" draw:text-style-name="P21" svg:x1="1.6547in" svg:y1="0.9409in" svg:x2="1.9673in" svg:y2="0.9409in"><text:p/></draw:line><draw:rect text:anchor-type="paragraph" draw:z-index="14" draw:style-name="gr1" draw:text-style-name="P21" svg:width="0.6567in" svg:height="0.763in" svg:x="1.9673in" svg:y="0.5575in"><text:p text:style-name="P21">IPC</text:p><text:p text:style-name="P21">Adapter</text:p><text:p text:style-name="P21">Initiator</text:p></draw:rect><draw:rect text:anchor-type="paragraph" draw:z-index="12" draw:style-name="gr1" draw:text-style-name="P21" svg:width="0.9232in" svg:height="0.3024in" svg:x="1.7217in" svg:y="1.3957in"><text:p text:style-name="P21">Other libs</text:p></draw:rect><draw:rect text:anchor-type="paragraph" draw:z-index="10" draw:style-name="gr1" draw:text-style-name="P21" svg:width="1.1315in" svg:height="0.7512in" svg:x="0.5236in" svg:y="0.5472in"><text:p text:style-name="P21">SystemC app </text:p><text:p text:style-name="P21">A0</text:p></draw:rect><draw:line text:anchor-type="paragraph" draw:z-index="21" draw:style-name="gr4" draw:text-style-name="P21" svg:x1="5.1693in" svg:y1="0.9201in" svg:x2="5.4819in" svg:y2="0.9201in"><text:p/></draw:line><draw:rect text:anchor-type="paragraph" draw:z-index="20" draw:style-name="gr1" draw:text-style-name="P21" svg:width="0.6567in" svg:height="0.7835in" svg:x="4.5193in" svg:y="0.5264in"><text:p text:style-name="P21">IPC</text:p><text:p text:style-name="P21">Adapter</text:p><text:p text:style-name="P21">Target</text:p></draw:rect><draw:rect text:anchor-type="paragraph" draw:z-index="16" draw:style-name="gr1" draw:text-style-name="P21" svg:width="1.1315in" svg:height="0.7823in" svg:x="5.4819in" svg:y="0.5264in"><text:p text:style-name="P21">SystemC app </text:p><text:p text:style-name="P21">A1 </text:p></draw:rect><draw:line text:anchor-type="paragraph" draw:z-index="26" draw:style-name="gr7" draw:text-style-name="P21" svg:x1="4.5193in" svg:y1="0.9535in" svg:x2="4.1965in" svg:y2="0.9535in"><text:p/></draw:line><draw:line text:anchor-type="paragraph" draw:z-index="25" draw:style-name="gr7" draw:text-style-name="P21" svg:x1="2.6236in" svg:y1="0.9953in" svg:x2="3.0299in" svg:y2="0.9953in"><text:p/></draw:line><draw:line text:anchor-type="paragraph" draw:z-index="24" draw:style-name="gr7" draw:text-style-name="P21" svg:x1="2.6236in" svg:y1="0.9953in" svg:x2="3.0299in" svg:y2="0.9953in"><text:p/></draw:line> <text:s/></text:p>
      <text:p text:style-name="P6"/>
      <text:p text:style-name="P6"/>
      <text:p text:style-name="P6"><draw:line text:anchor-type="paragraph" draw:z-index="23" draw:style-name="gr6" draw:text-style-name="P21" svg:x1="3.0299in" svg:y1="0.9563in" svg:x2="3.0299in" svg:y2="0.1701in"><text:p/></draw:line><draw:line text:anchor-type="paragraph" draw:z-index="27" draw:style-name="gr7" draw:text-style-name="P21" svg:x1="4.1965in" svg:y1="0.9563in" svg:x2="4.1965in" svg:y2="0.1283in"><text:p/></draw:line></text:p>
      <text:p text:style-name="P6"/>
      <text:p text:style-name="P6"><draw:rect text:anchor-type="paragraph" draw:z-index="11" draw:style-name="gr1" draw:text-style-name="P21" svg:width="1.1524in" svg:height="0.3024in" svg:x="0.5134in" svg:y="-0.0043in"><text:p text:style-name="P21">SystemC kernel</text:p></draw:rect><draw:rect text:anchor-type="paragraph" draw:z-index="17" draw:style-name="gr1" draw:text-style-name="P21" svg:width="1.1524in" svg:height="0.3024in" svg:x="4.4819in" svg:y="0.0063in"><text:p text:style-name="P21">SystemC kernel</text:p></draw:rect><draw:rect text:anchor-type="paragraph" draw:z-index="18" draw:style-name="gr1" draw:text-style-name="P21" svg:width="0.9232in" svg:height="0.3071in" svg:x="5.6902in" svg:y="0.0016in"><text:p text:style-name="P21">Other libs</text:p></draw:rect></text:p>
      <text:p text:style-name="P6"><draw:rect text:anchor-type="paragraph" draw:z-index="13" draw:style-name="gr1" draw:text-style-name="P21" svg:width="2.1106in" svg:height="0.4539in" svg:x="0.5236in" svg:y="0.1311in"><text:p text:style-name="P21">GNU/Linux process 0 </text:p><text:p text:style-name="P21">on core 0</text:p></draw:rect><draw:rect text:anchor-type="paragraph" draw:z-index="19" draw:style-name="gr1" draw:text-style-name="P21" svg:width="2.1106in" svg:height="0.4539in" svg:x="4.4925in" svg:y="0.1311in"><text:p text:style-name="P21">GNU/Linux process 1</text:p><text:p text:style-name="P21">on core 1</text:p></draw:rect><draw:rect text:anchor-type="paragraph" draw:z-index="22" draw:style-name="gr5" draw:text-style-name="P21" svg:width="1.6878in" svg:height="0.4441in" svg:x="2.7008in" svg:y="0.1311in"><text:p text:style-name="P21">Shared memory</text:p></draw:rect></text:p>
      <text:p text:style-name="P6"/>
      <text:p text:style-name="P6"/>
      <text:p text:style-name="P6"/>
      <text:p text:style-name="P6"><text:tab/><text:tab/><text:tab/><text:tab/><text:tab/><text:tab/>Figure 3</text:p>
      <text:p text:style-name="P6"/>
      <text:p text:style-name="P6"/>
      <text:p text:style-name="P6">All transactions are initiated by SystemC app A0. For a <text:span text:style-name="T9">write</text:span> transaction the IPC Adapter Initiator will send a TLM2 payload to the shared memory and block the GNU/Linux process 0 until IPC Adapter Target will send the payload to the SystemC app A1. When the result of the transaction is known and after the IPC Adapter Target sends the payload result to the shared memory, the IPC Adapter Initiator is instructed to release the GNU/Linux process 0. A similar mechanism is used for a <text:span text:style-name="T9">read</text:span> transaction. The synchronization between the two SystemC applications is ensured by the fact that a blocking TLM2 transaction is translated into a blocking GNU/Linux process communication. </text:p>
      <text:p text:style-name="P6"/>
      <text:p text:style-name="P6"/>
      <text:p text:style-name="P7"><text:soft-page-break/>4.2 Conditions for accelerating a SystemC application</text:p>
      <text:p text:style-name="P6">The total execution time for a SystemC application running in one Linux process (<text:span text:style-name="T10">Figure 1</text:span>) is:</text:p>
      <text:p text:style-name="P6"><text:tab/><text:span text:style-name="T10">Tp_single_core = Sum(Tpi) with i = 0...n-1. (a)</text:span></text:p>
      <text:p text:style-name="P6">The total execution time for a SystemC application running in multiple Linux processes (<text:span text:style-name="T10">Figure 2</text:span>) is:</text:p>
      <text:p text:style-name="P6"><text:tab/><text:span text:style-name="T10">Tp_multi_core = max(Tpi) + Sum(Tc jk) with i, j, k = 0...n-1, j != k (b)</text:span></text:p>
      <text:p text:style-name="P6">Let's assume that <text:span text:style-name="T9">Tc jk</text:span> are independent of <text:span text:style-name="T9">Tpi. </text:span>The maximum gain can be obtained if the SystemC application is split in such a way that all parts A<text:span text:style-name="T9">i</text:span> execute in parallel in the same amount of time <text:span text:style-name="T9">Tp</text:span>. In (b) <text:s/>if Sum(<text:span text:style-name="T9">Tc jk</text:span>) <text:s/>is much smaller than <text:span text:style-name="T9">Tp </text:span>than the execution time is reduced <text:span text:style-name="T9">n</text:span> times (the number of cores).</text:p>
      <text:p text:style-name="P6">The condition that the application needs to fulfill in order to have some acceleration (supposing that <text:s/>Sum(<text:span text:style-name="T9">Tc jk</text:span>) <text:s/>is not much smaller than <text:span text:style-name="T9">Tp) </text:span>is:</text:p>
      <text:p text:style-name="P6"><text:tab/><text:span text:style-name="T10">Tp <text:s/>+ Sum(Tc jk) &lt; n*Tp with j, k = 0...n-1, j != k (c) </text:span></text:p>
      <text:p text:style-name="P6">In the worst case:</text:p>
      <text:p text:style-name="P6"><text:s/><text:tab/><text:span text:style-name="T10">Sum(Tc jk) = (n*(n-1)/2)*Tc where Tc is max (Tc jk) <text:s/>with j, k = 0...n-1, j != k (d)</text:span></text:p>
      <text:p text:style-name="P6">From (c) and (d) and for <text:span text:style-name="T9">n</text:span> very big we get: </text:p>
      <text:p text:style-name="P6"><text:span text:style-name="T9"><text:tab/></text:span><text:span text:style-name="T10">Tc &lt; Tp/n (e)</text:span></text:p>
      <text:p text:style-name="P6"/>
      <text:p text:style-name="P6">From (e) we can see that the acceleration cannot scale <text:span text:style-name="T9">ad infinitum, </text:span>the number of Linux processes (CPU cores) will finally big enough so that (e) will not be true. For a given <text:span text:style-name="T9">Tc </text:span>we can see that for bigger <text:span text:style-name="T9">Tp </text:span>we can use bigger <text:span text:style-name="T9">n.</text:span></text:p>
      <text:p text:style-name="P10"/>
      <text:p text:style-name="P7">5. EXPERIMENTS</text:p>
      <text:p text:style-name="P6">The SystemC application that was used to generate the experimental results has the block diagram depicted in <text:span text:style-name="T10">Figure 4</text:span>. The initiator and the targets are connected to the router via TLM2 blocking interfaces. The initiator and the targets are connected to the IRQ controller via sc_fifos. <text:s/>The targets have the data traffic and the computation configurable. <text:s/>The targets are highly computational and the initiator is used only to generate traffic, so that the split design as shown in <text:span text:style-name="T10">Figure 5</text:span> will have the execution times <text:span text:style-name="T9">Tp0</text:span> and <text:span text:style-name="T9">Tp1 </text:span>comparable. <text:s text:c="2"/>For simplicity the software layers are not shown anymore, the presence of IPC Adapters meaning that the the SystemC applications are run on two Linux processes each one on a separate CPU core.</text:p>
      <text:p text:style-name="P6"><text:s text:c="4"/><text:tab/></text:p>
      <text:p text:style-name="P6"/>
      <text:p text:style-name="P6"/>
      <text:p text:style-name="P6"/>
      <text:p text:style-name="P6"/>
      <text:p text:style-name="P6"/>
      <text:p text:style-name="P6"/>
      <text:p text:style-name="P6"><text:soft-page-break/></text:p>
      <text:p text:style-name="P6"/>
      <text:p text:style-name="P6"/>
      <text:p text:style-name="P6"><draw:g text:anchor-type="paragraph" draw:z-index="30" draw:style-name="gr10"><draw:rect draw:style-name="gr11" draw:text-style-name="P21" svg:width="0.7087in" svg:height="0.615in" svg:x="1.1354in" svg:y="0.1709in"><text:p text:style-name="P21">Initiator</text:p></draw:rect><draw:rect draw:style-name="gr11" draw:text-style-name="P21" svg:width="0.6043in" svg:height="1.198in" svg:x="2.2917in" svg:y="-0.0689in"><text:p text:style-name="P21">Router</text:p></draw:rect><draw:rect draw:style-name="gr11" draw:text-style-name="P21" svg:width="0.6567in" svg:height="0.4898in" svg:x="3.4374in" svg:y="-0.1106in"><text:p text:style-name="P21">Target 0</text:p></draw:rect><draw:rect draw:style-name="gr11" draw:text-style-name="P21" svg:width="0.6567in" svg:height="0.4898in" svg:x="3.4374in" svg:y="0.6626in"><text:p text:style-name="P21">Target 1</text:p></draw:rect><draw:rect draw:style-name="gr11" draw:text-style-name="P21" svg:width="0.8024in" svg:height="1.2921in" svg:x="4.4894in" svg:y="-0.0272in"><text:p text:style-name="P21">IRQ</text:p><text:p text:style-name="P21">Controller</text:p></draw:rect><draw:line draw:style-name="gr12" draw:text-style-name="P21" svg:x1="1.8437in" svg:y1="0.4941in" svg:x2="2.2917in" svg:y2="0.4941in"><text:p/></draw:line><draw:line draw:style-name="gr12" draw:text-style-name="P21" svg:x1="2.8957in" svg:y1="0.1386in" svg:x2="3.4374in" svg:y2="0.1386in"><text:p/></draw:line><draw:line draw:style-name="gr12" draw:text-style-name="P21" svg:x1="2.8957in" svg:y1="0.9059in" svg:x2="3.4374in" svg:y2="0.9059in"><text:p/></draw:line><draw:line draw:style-name="gr13" draw:text-style-name="P21" svg:x1="4.0937in" svg:y1="0.1091in" svg:x2="4.4894in" svg:y2="0.1091in"><text:p/></draw:line><draw:line draw:style-name="gr13" draw:text-style-name="P21" svg:x1="4.0937in" svg:y1="0.9319in" svg:x2="4.4894in" svg:y2="0.9319in"><text:p/></draw:line><draw:line draw:style-name="gr14" draw:text-style-name="P21" svg:x1="5.2917in" svg:y1="0.5768in" svg:x2="5.5315in" svg:y2="0.5768in"><text:p/></draw:line><draw:line draw:style-name="gr14" draw:text-style-name="P21" svg:x1="5.5311in" svg:y1="-0.3291in" svg:x2="5.5311in" svg:y2="0.5772in"><text:p/></draw:line><draw:line draw:style-name="gr14" draw:text-style-name="P21" svg:x1="0.9583in" svg:y1="-0.3291in" svg:x2="5.5311in" svg:y2="-0.3291in"><text:p/></draw:line><draw:line draw:style-name="gr15" draw:text-style-name="P21" svg:x1="1.1354in" svg:y1="0.5465in" svg:x2="0.9583in" svg:y2="0.5465in"><text:p/></draw:line><draw:line draw:style-name="gr14" draw:text-style-name="P21" svg:x1="0.9583in" svg:y1="-0.3291in" svg:x2="0.9583in" svg:y2="0.5461in"><text:p/></draw:line><draw:caption draw:style-name="gr16" svg:width="1.2331in" svg:height="0.2323in" svg:x="1.7484in" svg:y="-0.6752in" draw:caption-point-x="1.4098in" draw:caption-point-y="0.8236in"><text:p><text:s/>TLM2 blocking </text:p></draw:caption><draw:caption draw:style-name="gr17" svg:width="0.574in" svg:height="0.2406in" svg:x="4.4055in" svg:y="-0.6917in" draw:caption-point-x="0.9579in" draw:caption-point-y="0.3866in"><text:p><text:s/>sc_fifo</text:p></draw:caption></draw:g></text:p>
      <text:p text:style-name="P6"/>
      <text:p text:style-name="P6"/>
      <text:p text:style-name="P6"/>
      <text:p text:style-name="P6"/>
      <text:p text:style-name="P6"/>
      <text:p text:style-name="P6"><text:tab/><text:tab/><text:tab/><text:tab/><text:tab/><text:tab/>Figure 4</text:p>
      <text:p text:style-name="P6"/>
      <text:p text:style-name="P6">To run this application on two cores the Target 1 needs to be replaced with IPC Adapter Initiator and to be run in one Linux process on one core. The Target 1 will be connected to a IPC Adapter Target and will run in its own Linux process on the second core of the CPU. The split SystemC application is shown in <text:span text:style-name="T10">Figure 5</text:span>.</text:p>
      <text:p text:style-name="P6"/>
      <text:p text:style-name="P6"/>
      <text:p text:style-name="P6"/>
      <text:p text:style-name="P6"/>
      <text:p text:style-name="P7"><draw:rect text:anchor-type="paragraph" draw:z-index="31" draw:style-name="gr1" draw:text-style-name="P21" svg:width="0.7087in" svg:height="0.615in" svg:x="1.1354in" svg:y="0.1709in"><text:p text:style-name="P21">Initiator</text:p></draw:rect><draw:rect text:anchor-type="paragraph" draw:z-index="32" draw:style-name="gr1" draw:text-style-name="P21" svg:width="0.6043in" svg:height="1.198in" svg:x="2.2917in" svg:y="-0.0689in"><text:p text:style-name="P21">Router</text:p></draw:rect><draw:rect text:anchor-type="paragraph" draw:z-index="33" draw:style-name="gr1" draw:text-style-name="P21" svg:width="0.6567in" svg:height="0.4898in" svg:x="3.4374in" svg:y="-0.1102in"><text:p text:style-name="P21">Target 0</text:p></draw:rect><draw:rect text:anchor-type="paragraph" draw:z-index="35" draw:style-name="gr1" draw:text-style-name="P21" svg:width="0.8024in" svg:height="1.2921in" svg:x="4.4898in" svg:y="-0.0272in"><text:p text:style-name="P21">IRQ</text:p><text:p text:style-name="P21">Controller</text:p></draw:rect><draw:line text:anchor-type="paragraph" draw:z-index="37" draw:style-name="gr18" draw:text-style-name="P21" svg:x1="2.8957in" svg:y1="0.1398in" svg:x2="3.4374in" svg:y2="0.1398in"><text:p/></draw:line><draw:line text:anchor-type="paragraph" draw:z-index="38" draw:style-name="gr18" draw:text-style-name="P21" svg:x1="2.8957in" svg:y1="0.9063in" svg:x2="3.4374in" svg:y2="0.9063in"><text:p/></draw:line><draw:line text:anchor-type="paragraph" draw:z-index="39" draw:style-name="gr19" draw:text-style-name="P21" svg:x1="4.0937in" svg:y1="0.1083in" svg:x2="4.4894in" svg:y2="0.1083in"><text:p/></draw:line><draw:line text:anchor-type="paragraph" draw:z-index="40" draw:style-name="gr19" draw:text-style-name="P21" svg:x1="4.0937in" svg:y1="0.9311in" svg:x2="4.4894in" svg:y2="0.9311in"><text:p/></draw:line><draw:line text:anchor-type="paragraph" draw:z-index="41" draw:style-name="gr20" draw:text-style-name="P21" svg:x1="5.2917in" svg:y1="0.5772in" svg:x2="5.5315in" svg:y2="0.5772in"><text:p/></draw:line><draw:line text:anchor-type="paragraph" draw:z-index="42" draw:style-name="gr20" draw:text-style-name="P21" svg:x1="5.5311in" svg:y1="-0.3291in" svg:x2="5.5311in" svg:y2="0.5772in"><text:p/></draw:line><draw:line text:anchor-type="paragraph" draw:z-index="43" draw:style-name="gr20" draw:text-style-name="P21" svg:x1="0.9583in" svg:y1="-0.3291in" svg:x2="5.5311in" svg:y2="-0.3291in"><text:p/></draw:line><draw:line text:anchor-type="paragraph" draw:z-index="44" draw:style-name="gr21" draw:text-style-name="P21" svg:x1="1.1354in" svg:y1="0.5457in" svg:x2="0.9583in" svg:y2="0.5457in"><text:p/></draw:line><draw:line text:anchor-type="paragraph" draw:z-index="45" draw:style-name="gr20" draw:text-style-name="P21" svg:x1="0.9583in" svg:y1="-0.3291in" svg:x2="0.9583in" svg:y2="0.5461in"><text:p/></draw:line><draw:caption text:anchor-type="paragraph" draw:z-index="46" draw:style-name="gr22" svg:width="1.2331in" svg:height="0.2323in" svg:x="1.7484in" svg:y="-0.6764in" draw:caption-point-x="1.4098in" draw:caption-point-y="0.8236in"><text:p><text:s/>TLM2 blocking </text:p></draw:caption><draw:caption text:anchor-type="paragraph" draw:z-index="47" draw:style-name="gr23" svg:width="0.574in" svg:height="0.2406in" svg:x="4.4055in" svg:y="-0.6945in" draw:caption-point-x="0.9579in" draw:caption-point-y="0.3858in"><text:p><text:s/>sc_fifo</text:p></draw:caption><draw:line text:anchor-type="paragraph" draw:z-index="36" draw:style-name="gr18" draw:text-style-name="P21" svg:x1="1.8437in" svg:y1="0.4937in" svg:x2="2.2917in" svg:y2="0.4937in"><text:p/></draw:line></text:p>
      <text:p text:style-name="P7"/>
      <text:p text:style-name="P7"><draw:rect text:anchor-type="paragraph" draw:z-index="34" draw:style-name="gr1" draw:text-style-name="P21" svg:width="0.6567in" svg:height="0.6106in" svg:x="3.4374in" svg:y="0.1126in"><text:p text:style-name="P21">IPC </text:p><text:p text:style-name="P21">Adapter</text:p><text:p text:style-name="P21">Initiator</text:p></draw:rect></text:p>
      <text:p text:style-name="P7"/>
      <text:p text:style-name="P7"/>
      <text:p text:style-name="P7"/>
      <text:p text:style-name="P7"><draw:line text:anchor-type="paragraph" draw:z-index="52" draw:style-name="gr24" draw:text-style-name="P21" svg:x1="5.4882in" svg:y1="0.5709in" svg:x2="5.4882in" svg:y2="0.0811in"><text:p/></draw:line><draw:line text:anchor-type="paragraph" draw:z-index="53" draw:style-name="gr24" draw:text-style-name="P21" svg:x1="3.0984in" svg:y1="0.0811in" svg:x2="5.4882in" svg:y2="0.0913in"><text:p/></draw:line><draw:line text:anchor-type="paragraph" draw:z-index="54" draw:style-name="gr24" draw:text-style-name="P21" svg:x1="3.0984in" svg:y1="0.0811in" svg:x2="3.0984in" svg:y2="0.6539in"><text:p/></draw:line></text:p>
      <text:p text:style-name="P7"><draw:rect text:anchor-type="paragraph" draw:z-index="48" draw:style-name="gr1" draw:text-style-name="P21" svg:width="0.6567in" svg:height="0.6106in" svg:x="3.4374in" svg:y="-0.0126in"><text:p text:style-name="P21">IPC </text:p><text:p text:style-name="P21">Adapter</text:p><text:p text:style-name="P21">Target</text:p></draw:rect><draw:rect text:anchor-type="paragraph" draw:z-index="49" draw:style-name="gr1" draw:text-style-name="P21" svg:width="0.6567in" svg:height="0.4898in" svg:x="4.5311in" svg:y="0.0102in"><text:p text:style-name="P21">Target 1</text:p></draw:rect></text:p>
      <text:p text:style-name="P7"><draw:line text:anchor-type="paragraph" draw:z-index="50" draw:style-name="gr18" draw:text-style-name="P21" svg:x1="4.0937in" svg:y1="-0.002in" svg:x2="4.5417in" svg:y2="-0.002in"><text:p/></draw:line><draw:line text:anchor-type="paragraph" draw:z-index="51" draw:style-name="gr24" draw:text-style-name="P21" svg:x1="5.1874in" svg:y1="0in" svg:x2="5.4882in" svg:y2="0in"><text:p/></draw:line><draw:line text:anchor-type="paragraph" draw:z-index="55" draw:style-name="gr7" draw:text-style-name="P21" svg:x1="3.4374in" svg:y1="0.1043in" svg:x2="3.0984in" svg:y2="0.1043in"><text:p/></draw:line></text:p>
      <text:p text:style-name="P7"/>
      <text:p text:style-name="P7"><text:tab/><text:tab/><text:tab/><text:tab/><text:tab/><text:tab/><text:span text:style-name="T1">Figure 5</text:span></text:p>
      <text:p text:style-name="P6"/>
      <text:p text:style-name="P6">The split form one Linux process (one core) to two Linux processes (two cores) is done with no modification of the source code of the SystemC blocks, only the “netlist” was modified to include the IPC adapters as shown.</text:p>
      <text:p text:style-name="P6"><text:soft-page-break/>The experiments were run on a Fedora 10 GNU/Linux with Intel Pentium Dual CPU E2200.</text:p>
      <text:p text:style-name="P6">Table 1 summarizes the results of the experiments.</text:p>
      <text:p text:style-name="P6"/>
      <table:table table:name="Table1" table:style-name="Table1">
        <table:table-column table:style-name="Table1.A" table:number-columns-repeated="5"/>
        <table:table-row>
          <table:table-cell table:style-name="Table1.A1" office:value-type="string">
            <text:p text:style-name="P15">Packet Size </text:p>
            <text:p text:style-name="P15">(32 bit words)</text:p>
          </table:table-cell>
          <table:table-cell table:style-name="Table1.A1" office:value-type="string">
            <text:p text:style-name="P15">Number Multiplications </text:p>
            <text:p text:style-name="P15">per 32 bit word transferred</text:p>
          </table:table-cell>
          <table:table-cell table:style-name="Table1.A1" office:value-type="string">
            <text:p text:style-name="P15">Number of packets transferred </text:p>
          </table:table-cell>
          <table:table-cell table:style-name="Table1.A1" office:value-type="string">
            <text:p text:style-name="P15">Execution time</text:p>
            <text:p text:style-name="P15">one core</text:p>
            <text:p text:style-name="P15">(seconds)</text:p>
          </table:table-cell>
          <table:table-cell table:style-name="Table1.E1" office:value-type="string">
            <text:p text:style-name="P15">Execution time </text:p>
            <text:p text:style-name="P15">two cores</text:p>
            <text:p text:style-name="P15">(seconds)</text:p>
          </table:table-cell>
        </table:table-row>
        <table:table-row>
          <table:table-cell table:style-name="Table1.A2" office:value-type="float" office:value="1000">
            <text:p text:style-name="P16">1000</text:p>
          </table:table-cell>
          <table:table-cell table:style-name="Table1.A2" office:value-type="float" office:value="0.2">
            <text:p text:style-name="P16">0.2</text:p>
          </table:table-cell>
          <table:table-cell table:style-name="Table1.A2" office:value-type="float" office:value="25000">
            <text:p text:style-name="P16">25000</text:p>
          </table:table-cell>
          <table:table-cell table:style-name="Table1.A2" office:value-type="float" office:value="0.9">
            <text:p text:style-name="P16">0.9</text:p>
          </table:table-cell>
          <table:table-cell table:style-name="Table1.E2" office:value-type="float" office:value="1.5">
            <text:p text:style-name="P16">1.5</text:p>
          </table:table-cell>
        </table:table-row>
        <table:table-row>
          <table:table-cell table:style-name="Table1.A2" office:value-type="float" office:value="1000">
            <text:p text:style-name="P16">1000</text:p>
          </table:table-cell>
          <table:table-cell table:style-name="Table1.A2" office:value-type="float" office:value="2">
            <text:p text:style-name="P16">2</text:p>
          </table:table-cell>
          <table:table-cell table:style-name="Table1.A2" office:value-type="float" office:value="25000">
            <text:p text:style-name="P16">25000</text:p>
          </table:table-cell>
          <table:table-cell table:style-name="Table1.A2" office:value-type="float" office:value="6.5">
            <text:p text:style-name="P16">6.5</text:p>
          </table:table-cell>
          <table:table-cell table:style-name="Table1.E2" office:value-type="float" office:value="4.1">
            <text:p text:style-name="P16">4.1</text:p>
          </table:table-cell>
        </table:table-row>
        <table:table-row>
          <table:table-cell table:style-name="Table1.A2" office:value-type="float" office:value="1000">
            <text:p text:style-name="P16">1000</text:p>
          </table:table-cell>
          <table:table-cell table:style-name="Table1.A2" office:value-type="float" office:value="20">
            <text:p text:style-name="P16">20</text:p>
          </table:table-cell>
          <table:table-cell table:style-name="Table1.A2" office:value-type="float" office:value="25000">
            <text:p text:style-name="P16">25000</text:p>
          </table:table-cell>
          <table:table-cell table:style-name="Table1.A2" office:value-type="float" office:value="61">
            <text:p text:style-name="P16">61</text:p>
          </table:table-cell>
          <table:table-cell table:style-name="Table1.E2" office:value-type="float" office:value="33">
            <text:p text:style-name="P16">33</text:p>
          </table:table-cell>
        </table:table-row>
        <table:table-row>
          <table:table-cell table:style-name="Table1.A2" office:value-type="float" office:value="10000">
            <text:p text:style-name="P16">10000</text:p>
          </table:table-cell>
          <table:table-cell table:style-name="Table1.A2" office:value-type="float" office:value="0.2">
            <text:p text:style-name="P16">0.2</text:p>
          </table:table-cell>
          <table:table-cell table:style-name="Table1.A2" office:value-type="float" office:value="2500">
            <text:p text:style-name="P16">2500</text:p>
          </table:table-cell>
          <table:table-cell table:style-name="Table1.A2" office:value-type="float" office:value="0.75">
            <text:p text:style-name="P16">0.75</text:p>
          </table:table-cell>
          <table:table-cell table:style-name="Table1.E2" office:value-type="float" office:value="0.65">
            <text:p text:style-name="P16">0.65</text:p>
          </table:table-cell>
        </table:table-row>
        <table:table-row>
          <table:table-cell table:style-name="Table1.A2" office:value-type="float" office:value="10000">
            <text:p text:style-name="P16">10000</text:p>
          </table:table-cell>
          <table:table-cell table:style-name="Table1.A2" office:value-type="float" office:value="2">
            <text:p text:style-name="P16">2</text:p>
          </table:table-cell>
          <table:table-cell table:style-name="Table1.A2" office:value-type="float" office:value="2500">
            <text:p text:style-name="P16">2500</text:p>
          </table:table-cell>
          <table:table-cell table:style-name="Table1.A2" office:value-type="float" office:value="6.3">
            <text:p text:style-name="P16">6.3</text:p>
          </table:table-cell>
          <table:table-cell table:style-name="Table1.E2" office:value-type="float" office:value="3.7">
            <text:p text:style-name="P16">3.7</text:p>
          </table:table-cell>
        </table:table-row>
        <table:table-row>
          <table:table-cell table:style-name="Table1.A2" office:value-type="float" office:value="10000">
            <text:p text:style-name="P16">10000</text:p>
          </table:table-cell>
          <table:table-cell table:style-name="Table1.A2" office:value-type="float" office:value="20">
            <text:p text:style-name="P16">20</text:p>
          </table:table-cell>
          <table:table-cell table:style-name="Table1.A2" office:value-type="float" office:value="2500">
            <text:p text:style-name="P16">2500</text:p>
          </table:table-cell>
          <table:table-cell table:style-name="Table1.A2" office:value-type="float" office:value="62">
            <text:p text:style-name="P16">62</text:p>
          </table:table-cell>
          <table:table-cell table:style-name="Table1.E2" office:value-type="float" office:value="34">
            <text:p text:style-name="P16">34</text:p>
          </table:table-cell>
        </table:table-row>
      </table:table>
      <text:p text:style-name="P7"/>
      <text:p text:style-name="P7"><text:tab/><text:tab/><text:tab/><text:tab/><text:tab/><text:tab/><text:span text:style-name="T1">Table 1</text:span></text:p>
      <text:p text:style-name="P7"/>
      <text:p text:style-name="P6">When the number of multiplications per word transferred <text:s/>is 0.2 the execution time is bigger <text:s/>on two cores versus one core. In this case the communication time between the two processes <text:span text:style-name="T9">Tc</text:span> is comparable with the processing time max(<text:span text:style-name="T9">Tp0, Tp1). </text:span></text:p>
      <text:p text:style-name="P6">When the number of multiplications per word transferred is 2 we can see some acceleration on two cores. Only when the number of multiplications per word transferred is 20 we can see an acceleration of 1.85 on two cores versus one core. In this case the communication time <text:span text:style-name="T9">Tc &lt;&lt; max (Tp0, Tp1)</text:span>. </text:p>
      <text:p text:style-name="P10"/>
      <text:p text:style-name="P6">All the experiments showed in Tables 1 and 2 were run with the OSCI SystemC library loaded as a static library. </text:p>
      <text:p text:style-name="P6"><text:span text:style-name="T12"><text:s/>NOTE</text:span>: <text:span text:style-name="T9">When the split SystemC application runs on multiple cores would be useful if the SystemC kernel is shared by all processes, so <text:s/>the SystemC library should be loaded as a shared lib. </text:span></text:p>
      <text:p text:style-name="P6"/>
      <text:p text:style-name="P7">6. CONCLUSIONS</text:p>
      <text:p text:style-name="P6"><text:tab/>SystemC execution can be accelerated when a given application can be split in parts that can run in parallel as independent GNU/Linux processes. We defined the <text:s/><text:span text:style-name="T12">SystemC Inter Process Communication </text:span>problem and showed the conditions that must be fulfilled in order to accelerate a given SystemC application. The experimental results show an acceleration of almost 2x on a dual core CPU. </text:p>
      <text:p text:style-name="P6"/>
      <text:p text:style-name="P7">7. ACKNOWLEDGMENTS</text:p>
      <text:p text:style-name="P6">TODO</text:p>
      <text:p text:style-name="P6"><text:soft-page-break/></text:p>
      <text:p text:style-name="P7">REFERENCES</text:p>
      <text:p text:style-name="P9"><text:span text:style-name="T14">[1]</text:span> IEEE 1666™ Standard System C Language Reference Manual, 2006</text:p>
      <text:p text:style-name="P9"><text:span text:style-name="T14">[2]</text:span> OSCI TLM-2.0 Language Reference Manual, 2009</text:p>
      <text:p text:style-name="P11"><text:span text:style-name="T4">[3] GAZTANAGA, I., <text:s/></text:span>Boost.Interprocess, <text:a xlink:type="simple" xlink:href="http://www.boost.org/doc/libs/1_43_0/doc/html/interprocess.html">http://www.boost.org/doc/libs/1_43_0/doc/html/interprocess.html</text:a></text:p>
      <text:p text:style-name="P11">[4] SIROWY, S., HUANG C., and VAHID F., Dynamic Acceleration Management for SystemC Emulation </text:p>
      <text:p text:style-name="P8">[5] NAGUIB, Y. N. <text:s/>AND GUINDI, R. S. Speeding up SystemC simulation through process splitting. In Proceedings of the Conference on Design, Automation and Test in Europe. 2007. </text:p>
      <text:p text:style-name="P8">[6] DREPPER, U., What Every Programmer Should Know About Memory, November 21, 2007</text:p>
      <text:p text:style-name="P8">[7] EZUDHEEN, P., CHANDRAN, P., CHANDRA, J., SIMON, B. AND RAVI, D. 2009, Parallelizing SystemC Kernel for Fast Hardware Simulation on SMP Machines. In ACM/IEEE/SCS 23rd Workshop on Principles of Advanced and Distributed Simulation</text:p>
      <text:p text:style-name="P8">[8] CHOPARDL B., <text:s/>COMBES, P. AND <text:s text:c="2"/>ZORY J. <text:s/>A Conservative Approach to SystemC Parallelization. In Proceedings of the Workshop on Scientific Computing in Electronics Engineering, pages 653–660, May 2006. </text:p>
      <text:p text:style-name="P8">[9] LOVE, R., Linux System Programming, O'Reilly Media, Inc., September 18, 20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marker draw:name="Symmetric_20_Arrow" draw:display-name="Symmetric Arrow" svg:viewBox="0 0 1131 902" svg:d="m564 0-564 902h1131z"/>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97%" draw:distance="197%"/>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text:select-page="next"/></text:p>
      </style:footer>
    </style:master-page>
    <style:master-page style:name="Footnote" style:page-layout-name="Mpm2">
      <style:header>
        <text:p text:style-name="Header"/>
      </style:header>
      <style:footer>
        <text:p text:style-name="Footer"/>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oni</meta:initial-creator>
    <meta:creation-date>2010-06-13T10:11:14</meta:creation-date>
    <dc:date>2010-07-11T07:44:28</dc:date>
    <dc:creator>roni</dc:creator>
    <meta:editing-duration>PT18H22M44S</meta:editing-duration>
    <meta:editing-cycles>113</meta:editing-cycles>
    <meta:generator>OpenOffice.org/3.0$Linux OpenOffice.org_project/300m15$Build-9379</meta:generator>
    <meta:document-statistic meta:table-count="1" meta:image-count="0" meta:object-count="0" meta:page-count="8" meta:paragraph-count="125" meta:word-count="2142" meta:character-count="12906"/>
    <meta:user-defined meta:name="Info 1"/>
    <meta:user-defined meta:name="Info 2"/>
    <meta:user-defined meta:name="Info 3"/>
    <meta:user-defined meta:name="Info 4"/>
  </office:meta>
</office:document-meta>
</file>